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2.52cm" svg:height="0.892cm" svg:x="9.342cm" svg:y="1.025cm"><text:p text:style-name="P1">Ознака 1</text:p></draw:rect><draw:rect draw:style-name="gr2" draw:text-style-name="P1" svg:width="2.518cm" svg:height="0.892cm" svg:x="5.705cm" svg:y="1.986cm"><text:p text:style-name="P1">Етап 1</text:p></draw:rect><draw:rect draw:style-name="gr2" draw:text-style-name="P1" svg:width="2.518cm" svg:height="0.893cm" svg:x="9.368cm" svg:y="3.863cm"><text:p text:style-name="P1">Ознака <text:span text:style-name="T1">M</text:span></text:p></draw:rect><draw:rect draw:style-name="gr2" draw:text-style-name="P1" svg:width="2.876cm" svg:height="0.892cm" svg:x="12.649cm" svg:y="0.014cm"><text:p text:style-name="P1">Прямокутник 1</text:p></draw:rect><draw:line draw:style-name="gr3" draw:text-style-name="P1" svg:x1="4.129cm" svg:y1="4.879cm" svg:x2="5.706cm" svg:y2="2.401cm"><text:p/></draw:line><draw:line draw:style-name="gr3" draw:text-style-name="P1" svg:x1="4.129cm" svg:y1="4.881cm" svg:x2="5.706cm" svg:y2="5.53cm"><text:p/></draw:line><draw:line draw:style-name="gr3" draw:text-style-name="P1" svg:x1="5.706cm" svg:y1="7.552cm" svg:x2="4.129cm" svg:y2="4.881cm"><text:p/></draw:line><draw:line draw:style-name="gr3" draw:text-style-name="P1" svg:x1="8.223cm" svg:y1="2.475cm" svg:x2="9.342cm" svg:y2="1.698cm"><text:p/></draw:line><draw:line draw:style-name="gr3" draw:text-style-name="P1" svg:x1="8.223cm" svg:y1="2.475cm" svg:x2="9.368cm" svg:y2="4.304cm"><text:p/></draw:line><draw:line draw:style-name="gr3" draw:text-style-name="P1" svg:x1="11.862cm" svg:y1="1.439cm" svg:x2="12.651cm" svg:y2="0.711cm"><text:p/></draw:line><draw:line draw:style-name="gr3" draw:text-style-name="P1" svg:x1="11.862cm" svg:y1="1.44cm" svg:x2="12.727cm" svg:y2="1.801cm"><text:p/></draw:line><draw:rect draw:style-name="gr2" draw:text-style-name="P1" svg:width="2.518cm" svg:height="0.89cm" svg:x="9.368cm" svg:y="2.475cm"><text:p text:style-name="P1">...</text:p></draw:rect><draw:rect draw:style-name="gr2" draw:text-style-name="P1" svg:width="2.851cm" svg:height="0.892cm" svg:x="12.649cm" svg:y="1.337cm"><text:p text:style-name="P1">Прямокутник 2</text:p></draw:rect><draw:rect draw:style-name="gr2" draw:text-style-name="P1" svg:width="2.851cm" svg:height="0.89cm" svg:x="12.649cm" svg:y="2.612cm"><text:p text:style-name="P1">Прямокутник 3</text:p></draw:rect><draw:line draw:style-name="gr3" draw:text-style-name="P1" svg:x1="11.862cm" svg:y1="1.44cm" svg:x2="12.651cm" svg:y2="3.028cm"><text:p/></draw:line><draw:line draw:style-name="gr3" draw:text-style-name="P1" svg:x1="8.223cm" svg:y1="2.475cm" svg:x2="9.368cm" svg:y2="3.029cm"><text:p/></draw:line><draw:rect draw:style-name="gr2" draw:text-style-name="P1" svg:width="2.518cm" svg:height="0.892cm" svg:x="5.705cm" svg:y="7.087cm"><text:p text:style-name="P1">Етап <text:span text:style-name="T1">N</text:span></text:p></draw:rect><draw:rect draw:style-name="gr2" draw:text-style-name="P1" svg:width="2.52cm" svg:height="0.89cm" svg:x="1.607cm" svg:y="4.466cm"><text:p text:style-name="P1">Каскад</text:p></draw:rect><draw:rect draw:style-name="gr2" draw:text-style-name="P1" svg:width="2.518cm" svg:height="0.893cm" svg:x="5.705cm" svg:y="5.138cm"><text:p text:style-name="P1">...</text:p></draw:rect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6-03T00:28:58</meta:creation-date>
    <dc:date>2013-06-07T22:44:15</dc:date>
    <dc:creator>olehp </dc:creator>
    <meta:editing-duration>PT3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